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Heading_20_2">
      <style:paragraph-properties fo:margin-top="0.25in" fo:margin-bottom="0.0835in" loext:contextual-spacing="false"/>
    </style:style>
    <style:style style:name="P7" style:family="paragraph" style:parent-style-name="Title">
      <style:paragraph-properties fo:margin-top="0in" fo:margin-bottom="0.0417in" loext:contextual-spacing="false"/>
    </style:style>
    <style:style style:name="P8" style:family="paragraph" style:parent-style-name="Title" style:master-page-name="Standard">
      <style:paragraph-properties fo:margin-top="0in" fo:margin-bottom="0.0417in" loext:contextual-spacing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y7z9o0t1r360"/>User Researcher</text:p>
      <text:p text:style-name="P7"><text:bookmark text:name="_fxf8dw1ha6bl"/>Job description</text:p>
      <text:p text:style-name="P6"><text:bookmark text:name="_7rm8umizacoi"/>The role</text:p>
      <text:p text:style-name="P1">User Researchers are key figures in the teams that design and deliver services. They help their teams develop a deep understanding of the people - citizens, businesses or government colleagues - who use a service. Their findings allow their teams to design and build better services more quickly and at lower cost and risk. And to continuously improve services, based on data and evidence.</text:p>
      <text:p text:style-name="P1"/>
      <text:p text:style-name="P1">As a User Researcher you will work in a multi-disciplinary team on a wide range of user research activities. You will work independently, with support and guidance from more senior user researchers.</text:p>
      <text:p text:style-name="P6"><text:bookmark text:name="_5oc51lf9ailq"/>Main responsibilities</text:p>
      <text:list xml:id="list8634190375351768033" text:style-name="WWNum2">
        <text:list-item>
          <text:p text:style-name="P2">Planning, designing and preparing a range of user research activities to support the design, development and continuous improvement of government services.</text:p>
        </text:list-item>
        <text:list-item>
          <text:p text:style-name="P2">Carrying out user research activities from recruiting participants, preparing discussion guides and moderating research sessions.</text:p>
        </text:list-item>
        <text:list-item>
          <text:p text:style-name="P2">Leading colleagues to analyse research data and synthesise clear and actionable findings, including working closely with analytics colleagues to create a rich picture of user behaviour.</text:p>
        </text:list-item>
        <text:list-item>
          <text:p text:style-name="P2">Communicating user research findings to help the team and wider organisation develop a deep understanding of users and their needs - including presentations at show and tells, designing and maintaining research outputs on the team wall, creating formal reports.</text:p>
        </text:list-item>
        <text:list-item>
          <text:p text:style-name="P2">Working closely with product managers, designers and developers to turn user research findings into stories and actions that lead to valuable product and service features.</text:p>
        </text:list-item>
        <text:list-item>
          <text:p text:style-name="P2">Mentoring and guiding more junior user researchers.</text:p>
        </text:list-item>
        <text:list-item>
          <text:p text:style-name="P2">Contributing to the wider user research community - including presenting at meetups and writing blog posts.</text:p>
        </text:list-item>
      </text:list>
      <text:p text:style-name="P6"><text:bookmark text:name="_p6op2r351rc1"/>Skills and experience</text:p>
      <text:p text:style-name="P1">It’s essential that you have:</text:p>
      <text:list xml:id="list4456469570833258129" text:style-name="WWNum1">
        <text:list-item>
          <text:p text:style-name="P3">Experience and understanding of a range of user centred service design and delivery practices.</text:p>
        </text:list-item>
        <text:list-item>
          <text:p text:style-name="P3">The ability to understand what problem your team is trying to solve, and align user research activities to inform decision making and action.</text:p>
        </text:list-item>
        <text:list-item>
          <text:p text:style-name="P3">Experience and understanding of a range of user research methods, when to use those methods and how to apply them correctly.</text:p>
        </text:list-item>
        <text:list-item>
          <text:p text:style-name="P3">Experience and understanding of a range of techniques for analysis of research data, synthesis of findings, and presentation of clear findings that colleagues can understand and use.</text:p>
        </text:list-item>
        <text:list-item>
          <text:p text:style-name="P3">A good understanding of the diversity of users of government services, and the ability to include many kinds of users in appropriate research activities.</text:p>
        </text:list-item>
        <text:list-item>
          <text:p text:style-name="P3">Experience of working with colleagues to plan and do continuous user research in a multidisciplinary team.</text:p>
        </text:list-item>
        <text:list-item>
          <text:p text:style-name="P3">Experience of involving your team research activities, and in analysis and synthesis.</text:p>
        </text:list-item>
        <text:list-item>
          <text:p text:style-name="P3">A good understanding of the social and technological context for government services, and the ability to align user research activities to help their team understand changing user behaviour.</text:p>
        </text:list-item>
      </text:list>
      <text:p text:style-name="P1"/>
      <text:p text:style-name="P1"><text:soft-page-break/>It’s desirable that you have:</text:p>
      <text:p text:style-name="P1"/>
      <text:list xml:id="list1731410681770544386" text:style-name="WWNum4">
        <text:list-item>
          <text:p text:style-name="P4">Understanding of agile approaches and experience of working in agile teams.</text:p>
        </text:list-item>
        <text:list-item>
          <text:p text:style-name="P4">Some knowledge of current technologies used to build and operate digital services, and the different technical roles in a digital team.</text:p>
        </text:list-item>
      </text:list>
      <text:p text:style-name="P6"><text:bookmark text:name="_i42pru1xcdpy"/>Civil Service Competencies</text:p>
      <text:p text:style-name="P1">In the Civil Service we use our Competency Framework to outline expected behaviours and we will use these as part of our wider assessment during the interview process.</text:p>
      <text:p text:style-name="P1"/>
      <text:p text:style-name="P1">For this role, the following competencies are the most relevant:</text:p>
      <text:p text:style-name="P1"/>
      <text:list xml:id="list3181771497455920931" text:style-name="WWNum3">
        <text:list-item>
          <text:p text:style-name="P5">Making Effective Decisions</text:p>
        </text:list-item>
        <text:list-item>
          <text:p text:style-name="P5">Changing and Improving</text:p>
        </text:list-item>
        <text:list-item>
          <text:p text:style-name="P5">Collaborating and Partnering</text:p>
        </text:list-item>
        <text:list-item>
          <text:p text:style-name="P5">Delivering at Pa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537" meta:character-count="3441" meta:non-whitespace-character-count="2958"/>
    <meta:generator>LibreOfficeDev/5.1.0.3$Linux_X86_64 LibreOffice_project/</meta:generator>
  </office:meta>
</office:document-meta>
</file>